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 style:list-style-name="L15"/>
    <style:style style:name="P3" style:family="paragraph" style:parent-style-name="Text_20_body" style:list-style-name="L18"/>
    <style:style style:name="P4" style:family="paragraph" style:parent-style-name="Text_20_body" style:list-style-name="L19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1">
      <style:paragraph-properties fo:margin-top="0cm" fo:margin-bottom="0cm" loext:contextual-spacing="false"/>
      <style:text-properties officeooo:paragraph-rsid="0018b319"/>
    </style:style>
    <style:style style:name="P8" style:family="paragraph" style:parent-style-name="Text_20_body" style:list-style-name="L2">
      <style:paragraph-properties fo:margin-top="0cm" fo:margin-bottom="0cm" loext:contextual-spacing="false"/>
    </style:style>
    <style:style style:name="P9" style:family="paragraph" style:parent-style-name="Text_20_body" style:list-style-name="L3">
      <style:paragraph-properties fo:margin-top="0cm" fo:margin-bottom="0cm" loext:contextual-spacing="false"/>
    </style:style>
    <style:style style:name="P10" style:family="paragraph" style:parent-style-name="Text_20_body" style:list-style-name="L4">
      <style:paragraph-properties fo:margin-top="0cm" fo:margin-bottom="0cm" loext:contextual-spacing="false"/>
    </style:style>
    <style:style style:name="P11" style:family="paragraph" style:parent-style-name="Text_20_body" style:list-style-name="L5">
      <style:paragraph-properties fo:margin-top="0cm" fo:margin-bottom="0cm" loext:contextual-spacing="false"/>
    </style:style>
    <style:style style:name="P12" style:family="paragraph" style:parent-style-name="Text_20_body" style:list-style-name="L6">
      <style:paragraph-properties fo:margin-top="0cm" fo:margin-bottom="0cm" loext:contextual-spacing="false"/>
    </style:style>
    <style:style style:name="P13" style:family="paragraph" style:parent-style-name="Text_20_body" style:list-style-name="L7">
      <style:paragraph-properties fo:margin-top="0cm" fo:margin-bottom="0cm" loext:contextual-spacing="false"/>
    </style:style>
    <style:style style:name="P14" style:family="paragraph" style:parent-style-name="Text_20_body" style:list-style-name="L8">
      <style:paragraph-properties fo:margin-top="0cm" fo:margin-bottom="0cm" loext:contextual-spacing="false"/>
    </style:style>
    <style:style style:name="P15" style:family="paragraph" style:parent-style-name="Text_20_body" style:list-style-name="L9">
      <style:paragraph-properties fo:margin-top="0cm" fo:margin-bottom="0cm" loext:contextual-spacing="false"/>
    </style:style>
    <style:style style:name="P16" style:family="paragraph" style:parent-style-name="Text_20_body" style:list-style-name="L10">
      <style:paragraph-properties fo:margin-top="0cm" fo:margin-bottom="0cm" loext:contextual-spacing="false"/>
    </style:style>
    <style:style style:name="P17" style:family="paragraph" style:parent-style-name="Text_20_body" style:list-style-name="L11">
      <style:paragraph-properties fo:margin-top="0cm" fo:margin-bottom="0cm" loext:contextual-spacing="false"/>
    </style:style>
    <style:style style:name="P18" style:family="paragraph" style:parent-style-name="Text_20_body" style:list-style-name="L12">
      <style:paragraph-properties fo:margin-top="0cm" fo:margin-bottom="0cm" loext:contextual-spacing="false"/>
    </style:style>
    <style:style style:name="P19" style:family="paragraph" style:parent-style-name="Text_20_body" style:list-style-name="L13">
      <style:paragraph-properties fo:margin-top="0cm" fo:margin-bottom="0cm" loext:contextual-spacing="false"/>
    </style:style>
    <style:style style:name="P20" style:family="paragraph" style:parent-style-name="Text_20_body" style:list-style-name="L14">
      <style:paragraph-properties fo:margin-top="0cm" fo:margin-bottom="0cm" loext:contextual-spacing="false"/>
    </style:style>
    <style:style style:name="P21" style:family="paragraph" style:parent-style-name="Text_20_body" style:list-style-name="L16">
      <style:paragraph-properties fo:margin-top="0cm" fo:margin-bottom="0cm" loext:contextual-spacing="false"/>
    </style:style>
    <style:style style:name="P22" style:family="paragraph" style:parent-style-name="Text_20_body" style:list-style-name="L17">
      <style:paragraph-properties fo:margin-top="0cm" fo:margin-bottom="0cm" loext:contextual-spacing="false"/>
    </style:style>
    <style:style style:name="P23" style:family="paragraph" style:parent-style-name="Text_20_body">
      <style:paragraph-properties fo:margin-top="0cm" fo:margin-bottom="0cm" loext:contextual-spacing="false"/>
      <style:text-properties officeooo:paragraph-rsid="0018b319"/>
    </style:style>
    <style:style style:name="P24" style:family="paragraph" style:parent-style-name="Text_20_body" style:list-style-name="L22">
      <style:paragraph-properties fo:margin-top="0cm" fo:margin-bottom="0cm" loext:contextual-spacing="false"/>
      <style:text-properties officeooo:paragraph-rsid="0018b319"/>
    </style:style>
    <style:style style:name="P25" style:family="paragraph" style:parent-style-name="First_20_paragraph">
      <style:text-properties officeooo:paragraph-rsid="001860af"/>
    </style:style>
    <style:style style:name="P26" style:family="paragraph" style:parent-style-name="First_20_paragraph" style:list-style-name="L21">
      <style:text-properties officeooo:paragraph-rsid="001860a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860af"/>
    </style:style>
    <text:list-style style:name="L1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2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4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6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7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8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min-label-width="1.016cm"/>
      </text:list-level-style-bullet>
      <text:list-level-style-bullet text:level="2" text:style-name="Bullet_20_Symbols" style:num-suffix="." text:bullet-char="◦">
        <style:list-level-properties text:space-before="1.016cm" text:min-label-width="1.016cm"/>
      </text:list-level-style-bullet>
      <text:list-level-style-bullet text:level="3" text:style-name="Bullet_20_Symbols" style:num-suffix="." text:bullet-char="▪">
        <style:list-level-properties text:space-before="2.032cm" text:min-label-width="1.016cm"/>
      </text:list-level-style-bullet>
      <text:list-level-style-bullet text:level="4" text:style-name="Bullet_20_Symbols" style:num-suffix="." text:bullet-char="•">
        <style:list-level-properties text:space-before="3.048cm" text:min-label-width="1.016cm"/>
      </text:list-level-style-bullet>
      <text:list-level-style-bullet text:level="5" text:style-name="Bullet_20_Symbols" style:num-suffix="." text:bullet-char="◦">
        <style:list-level-properties text:space-before="4.064cm" text:min-label-width="1.016cm"/>
      </text:list-level-style-bullet>
      <text:list-level-style-bullet text:level="6" text:style-name="Bullet_20_Symbols" style:num-suffix="." text:bullet-char="▪">
        <style:list-level-properties text:space-before="5.08cm" text:min-label-width="1.016cm"/>
      </text:list-level-style-bullet>
      <text:list-level-style-bullet text:level="7" text:style-name="Bullet_20_Symbols" style:num-suffix="." text:bullet-char="•">
        <style:list-level-properties text:space-before="6.096cm" text:min-label-width="1.016cm"/>
      </text:list-level-style-bullet>
      <text:list-level-style-bullet text:level="8" text:style-name="Bullet_20_Symbols" style:num-suffix="." text:bullet-char="◦">
        <style:list-level-properties text:space-before="7.112cm" text:min-label-width="1.016cm"/>
      </text:list-level-style-bullet>
      <text:list-level-style-bullet text:level="9" text:style-name="Bullet_20_Symbols" style:num-suffix="." text:bullet-char="▪">
        <style:list-level-properties text:space-before="8.128cm" text:min-label-width="1.016cm"/>
      </text:list-level-style-bullet>
      <text:list-level-style-bullet text:level="10" text:style-name="Bullet_20_Symbols" style:num-suffix="." text:bullet-char="•">
        <style:list-level-properties text:space-before="9.144cm" text:min-label-width="1.016cm"/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rrections des exercices</text:p>
      <text:h text:style-name="Heading_20_2" text:outline-level="2"><text:bookmark-start text:name="i.1-analyse-de-logs"/>I.1) Analyse de logs<text:bookmark-end text:name="i.1-analyse-de-logs"/></text:h>
      <text:p text:style-name="P25">Objectif:</text:p>
      <text:list xml:id="list1132548380" text:style-name="L21">
        <text:list-item>
          <text:p text:style-name="P26">analyser des logs pour retrouver une information</text:p>
        </text:list-item>
        <text:list-item>
          <text:p text:style-name="P26">être attentif au format des logs</text:p>
        </text:list-item>
      </text:list>
      <text:p text:style-name="Text_20_body">Sur le serveur ptych.net le titre d’une page web a été changé. On veut savoir qui des trois administrateurs Alice, Bob ou Jack a fait cette modification.</text:p>
      <text:list xml:id="list2537574060" text:style-name="L1">
        <text:list-item>
          <text:p text:style-name="P7">connectez vous en ssh : </text:p>
        </text:list-item>
      </text:list>
      <text:list xml:id="list31593747" text:style-name="L22">
        <text:list-item>
          <text:p text:style-name="P24"><text:span text:style-name="Source_5f_Text">ssh -p 12222 </text:span><text:a xlink:type="simple" xlink:href="mailto:enqueteur@ptych.net" text:style-name="Internet_20_link" text:visited-style-name="Visited_20_Internet_20_Link"><text:span text:style-name="Source_5f_Text">enqueteur@ptych.net</text:span></text:a></text:p>
        </text:list-item>
        <text:list-item>
          <text:p text:style-name="P24">passwd: <text:span text:style-name="Source_5f_Text">enqueteur</text:span></text:p>
        </text:list-item>
      </text:list>
      <text:p text:style-name="P23"><text:span text:style-name="Source_5f_Text"/></text:p>
      <text:list xml:id="list231038640414986" text:continue-list="list2537574060" text:style-name="L1">
        <text:list-item>
          <text:p text:style-name="P6">en utilisant cat et grep par exemple:</text:p>
          <text:list text:style-name="L2">
            <text:list-item>
              <text:p text:style-name="P8">Pour savoir qui s’est connecté consultez le fichier /var/log/auth.log</text:p>
            </text:list-item>
            <text:list-item>
              <text:p text:style-name="P8">Pour connaître le titre du site au fil du temps consultez le fichier /var/log/nginx/access.log</text:p>
            </text:list-item>
          </text:list>
        </text:list-item>
        <text:list-item>
          <text:p text:style-name="P6">utilisez <text:span text:style-name="Source_5f_Text">| grep MyWebSite</text:span> pour savoir quand le titre a été modifié</text:p>
        </text:list-item>
        <text:list-item>
          <text:p text:style-name="P6">utilisez <text:span text:style-name="Source_5f_Text">| grep</text:span> et l’heure pour savoir qui s’est connecté à cette heure ci</text:p>
        </text:list-item>
        <text:list-item>
          <text:p text:style-name="P6"><text:span text:style-name="T2">B</text:span>ilan : <text:span text:style-name="T2">c’est fastidieux</text:span></text:p>
          <text:p text:style-name="P6"/>
        </text:list-item>
      </text:list>
      <text:h text:style-name="Heading_20_2" text:outline-level="2"><text:bookmark-start text:name="i.2-calculer-une-quantité-de-logs"/>I.2) Calculer une quantité de logs<text:bookmark-end text:name="i.2-calculer-une-quantité-de-logs"/></text:h>
      <text:list xml:id="list2231026502" text:style-name="L3">
        <text:list-item>
          <text:p text:style-name="P9">entre 100 et 150 caractères, disons 120.</text:p>
        </text:list-item>
        <text:list-item>
          <text:p text:style-name="P9">un octet</text:p>
        </text:list-item>
        <text:list-item>
          <text:p text:style-name="P9">on vide le fichier on laisse tourner une semaine et on compte les lignes (<text:span text:style-name="Source_5f_Text">wc -l</text:span>)</text:p>
        </text:list-item>
        <text:list-item>
          <text:p text:style-name="P9">( 12 * (200 + 120) + 60 ) 120 * 60 * 24 * 30 = 20217600000 = 20.2176 GB</text:p>
        </text:list-item>
      </text:list>
      <text:p text:style-name="First_20_paragraph">C’est une application moyenne. Un infra pour 600.000 utilisateurs produit par exemple 10 TB en 3 mois.</text:p>
      <text:p text:style-name="Text_20_body"/>
      <text:h text:style-name="Heading_20_2" text:outline-level="2"><text:bookmark-start text:name="ii.1-api-json"/>II.1) API JSON<text:bookmark-end text:name="ii.1-api-json"/></text:h>
      <text:p text:style-name="First_20_paragraph">Dans la vue devtools:</text:p>
      <text:p text:style-name="Text_20_body"/>
      <text:p text:style-name="Preformatted_20_Text">PUT /mabibli/livre/1</text:p>
      <text:p text:style-name="Preformatted_20_Text">{</text:p>
      <text:p text:style-name="Preformatted_20_Text"><text:s text:c="4"/>"title": "Awesome Thriller",</text:p>
      <text:p text:style-name="Preformatted_20_Text"><text:s text:c="4"/>"author": "Stephen King", // pas de guillemets</text:p>
      <text:p text:style-name="Preformatted_20_Text"><text:s text:c="4"/>"description": "\"Un roman haletant\"",</text:p>
      <text:p text:style-name="Preformatted_20_Text"><text:s text:c="4"/>"price": 9.80</text:p>
      <text:p text:style-name="Preformatted_20_Text">}</text:p>
      <text:h text:style-name="Heading_20_1" text:outline-level="1"><text:bookmark-start text:name="ii.2.1"/><text:soft-page-break/>II.2.1<text:bookmark-end text:name="ii.2.1"/></text:h>
      <text:list xml:id="list190980338" text:style-name="L4">
        <text:list-item>
          <text:p text:style-name="P10">Afficher votre livre pour se souvenir du prix</text:p>
        </text:list-item>
      </text:list>
      <text:p text:style-name="Preformatted_20_Text">GET /mabibli/livre/1/</text:p>
      <text:p text:style-name="Preformatted_20_Text"/>
      <text:list xml:id="list436576169" text:style-name="L5">
        <text:list-item>
          <text:p text:style-name="P11">mettre à jour le prix</text:p>
        </text:list-item>
      </text:list>
      <text:p text:style-name="Preformatted_20_Text">POST /mabibli/livre/1/_update</text:p>
      <text:p text:style-name="Preformatted_20_Text">{</text:p>
      <text:p text:style-name="Preformatted_20_Text"><text:s text:c="4"/>"doc": {</text:p>
      <text:p text:style-name="Preformatted_20_Text"><text:s text:c="8"/>"price": 19.80</text:p>
      <text:p text:style-name="Preformatted_20_Text"><text:s text:c="4"/>}</text:p>
      <text:p text:style-name="Preformatted_20_Text">}</text:p>
      <text:p text:style-name="Preformatted_20_Text"/>
      <text:list xml:id="list2001863731" text:style-name="L6">
        <text:list-item>
          <text:p text:style-name="P12">ajouter 2 nouveau livres</text:p>
        </text:list-item>
      </text:list>
      <text:p text:style-name="Preformatted_20_Text">POST /mabibli/livre/</text:p>
      <text:p text:style-name="Preformatted_20_Text">{</text:p>
      <text:p text:style-name="Preformatted_20_Text"><text:s text:c="4"/>"title": "Awesome Thriller 2",</text:p>
      <text:p text:style-name="Preformatted_20_Text"><text:s text:c="4"/>"author": "Stephen King", // pas de guillemets</text:p>
      <text:p text:style-name="Preformatted_20_Text"><text:s text:c="4"/>"description": "\"Un roman succulent\"",</text:p>
      <text:p text:style-name="Preformatted_20_Text"><text:s text:c="4"/>"price": 9.80</text:p>
      <text:p text:style-name="Preformatted_20_Text">}</text:p>
      <text:p text:style-name="Preformatted_20_Text"/>
      <text:p text:style-name="Preformatted_20_Text">POST /mabibli/livre/</text:p>
      <text:p text:style-name="Preformatted_20_Text">{</text:p>
      <text:p text:style-name="Preformatted_20_Text"><text:s text:c="4"/>"title": "Awesome Thriller 3",</text:p>
      <text:p text:style-name="Preformatted_20_Text"><text:s text:c="4"/>"author": "Stephen Boring", // pas de guillemets</text:p>
      <text:p text:style-name="Preformatted_20_Text"><text:s text:c="4"/>"description": "\"Un roman ennuyant\"",</text:p>
      <text:p text:style-name="Preformatted_20_Text"><text:s text:c="4"/>"price": 11.80</text:p>
      <text:p text:style-name="Preformatted_20_Text">}</text:p>
      <text:p text:style-name="Preformatted_20_Text"/>
      <text:list xml:id="list3467107358" text:style-name="L7">
        <text:list-item>
          <text:p text:style-name="P13">lister tous les livres de l’index</text:p>
        </text:list-item>
      </text:list>
      <text:p text:style-name="Preformatted_20_Text">GET /mabibli/livre/_search</text:p>
      <text:p text:style-name="Preformatted_20_Text"/>
      <text:list xml:id="list815284358" text:style-name="L8">
        <text:list-item>
          <text:p text:style-name="P14">lister les index</text:p>
        </text:list-item>
      </text:list>
      <text:p text:style-name="Preformatted_20_Text">GET /_cat/indices</text:p>
      <text:p text:style-name="Preformatted_20_Text"/>
      <text:list xml:id="list345571295" text:style-name="L9">
        <text:list-item>
          <text:p text:style-name="P15">Supprimer livre 2 avec l’id récupéré précédemment dans la liste</text:p>
        </text:list-item>
      </text:list>
      <text:p text:style-name="Preformatted_20_Text">DELETE /mabibli/livre/Ekd8E2cBVH8Nz7YD6zUt</text:p>
      <text:h text:style-name="Heading_20_2" text:outline-level="2"><text:bookmark-start text:name="exercice-ii.2.2"/>Exercice II.2.2)<text:bookmark-end text:name="exercice-ii.2.2"/></text:h>
      <text:list xml:id="list431952681" text:style-name="L10">
        <text:list-item>
          <text:p text:style-name="P16"><text:span text:style-name="Source_5f_Text">DELETE /mabibli</text:span></text:p>
        </text:list-item>
        <text:list-item>
          <text:p text:style-name="P16">utilisez un moteur de recherche : https://www.elastic.co/guide/en/elasticsearch/reference/current/indices-put-mapping.html</text:p>
        </text:list-item>
        <text:list-item>
          <text:p text:style-name="P16">description du mapping</text:p>
        </text:list-item>
      </text:list>
      <text:p text:style-name="Preformatted_20_Text">{</text:p>
      <text:p text:style-name="Preformatted_20_Text"><text:s text:c="2"/>"properties": {</text:p>
      <text:p text:style-name="Preformatted_20_Text"><text:s text:c="4"/>"title": {</text:p>
      <text:p text:style-name="Preformatted_20_Text"><text:s text:c="6"/>"type": "text"</text:p>
      <text:p text:style-name="Preformatted_20_Text"><text:s text:c="4"/>},</text:p>
      <text:p text:style-name="Preformatted_20_Text"><text:s text:c="4"/>"author": {</text:p>
      <text:p text:style-name="Preformatted_20_Text"><text:s text:c="6"/>"type": "text"</text:p>
      <text:p text:style-name="Preformatted_20_Text"><text:soft-page-break/><text:s text:c="4"/>},</text:p>
      <text:p text:style-name="Preformatted_20_Text"><text:s text:c="3"/>... </text:p>
      <text:p text:style-name="Preformatted_20_Text">}</text:p>
      <text:p text:style-name="Preformatted_20_Text"/>
      <text:list xml:id="list1820931910" text:style-name="L11">
        <text:list-item>
          <text:p text:style-name="P17">recréer l’index:</text:p>
        </text:list-item>
      </text:list>
      <text:p text:style-name="Preformatted_20_Text">PUT /mabibli</text:p>
      <text:p text:style-name="Preformatted_20_Text">{</text:p>
      <text:p text:style-name="Preformatted_20_Text"><text:s text:c="2"/>"settings": {</text:p>
      <text:p text:style-name="Preformatted_20_Text"><text:s text:c="4"/>"index": {</text:p>
      <text:p text:style-name="Preformatted_20_Text"><text:s text:c="6"/>"number_of_shards": 1,</text:p>
      <text:p text:style-name="Preformatted_20_Text"><text:s text:c="6"/>"number_of_replicas": 0</text:p>
      <text:p text:style-name="Preformatted_20_Text"><text:s text:c="4"/>}</text:p>
      <text:p text:style-name="Preformatted_20_Text"><text:s text:c="2"/>}</text:p>
      <text:p text:style-name="Preformatted_20_Text">}</text:p>
      <text:p text:style-name="Preformatted_20_Text"/>
      <text:list xml:id="list3961505275" text:style-name="L12">
        <text:list-item>
          <text:p text:style-name="P18">ajouter le mapping</text:p>
        </text:list-item>
      </text:list>
      <text:p text:style-name="Preformatted_20_Text">PUT /mabibli/_mapping/livre </text:p>
      <text:p text:style-name="Preformatted_20_Text">{</text:p>
      <text:p text:style-name="Preformatted_20_Text"><text:s text:c="2"/>"properties": {</text:p>
      <text:p text:style-name="Preformatted_20_Text"><text:s text:c="4"/>"title": {</text:p>
      <text:p text:style-name="Preformatted_20_Text"><text:s text:c="6"/>"type": "text"</text:p>
      <text:p text:style-name="Preformatted_20_Text"><text:s text:c="4"/>},</text:p>
      <text:p text:style-name="Preformatted_20_Text"><text:s text:c="4"/>"author": {</text:p>
      <text:p text:style-name="Preformatted_20_Text"><text:s text:c="6"/>"type": "text"</text:p>
      <text:p text:style-name="Preformatted_20_Text"><text:s text:c="4"/>},</text:p>
      <text:p text:style-name="Preformatted_20_Text"><text:s text:c="4"/>...</text:p>
      <text:p text:style-name="Preformatted_20_Text"><text:s text:c="2"/>}</text:p>
      <text:p text:style-name="Preformatted_20_Text">}</text:p>
      <text:p text:style-name="Preformatted_20_Text"/>
      <text:list xml:id="list3811335874" text:style-name="L13">
        <text:list-item>
          <text:p text:style-name="P19">créer un livre</text:p>
        </text:list-item>
      </text:list>
      <text:p text:style-name="Preformatted_20_Text">POST /mabibli/livre/</text:p>
      <text:p text:style-name="Preformatted_20_Text">{</text:p>
      <text:p text:style-name="Preformatted_20_Text"><text:s text:c="4"/>"title": "Awesome Thriller",</text:p>
      <text:p text:style-name="Preformatted_20_Text"><text:s text:c="4"/>"author": "Stephen King",</text:p>
      <text:p text:style-name="Preformatted_20_Text"><text:s text:c="4"/>"description": "\"Un roman alletant\"",</text:p>
      <text:p text:style-name="Preformatted_20_Text"><text:s text:c="4"/>...</text:p>
      <text:p text:style-name="Preformatted_20_Text">}</text:p>
      <text:p text:style-name="Preformatted_20_Text"/>
      <text:list xml:id="list1529918268" text:style-name="L14">
        <text:list-item>
          <text:p text:style-name="P20">ajouter l’ISBN</text:p>
        </text:list-item>
      </text:list>
      <text:p text:style-name="Preformatted_20_Text">POST /mabibli/livre/&lt;id&gt;</text:p>
      <text:p text:style-name="Preformatted_20_Text">{</text:p>
      <text:p text:style-name="Preformatted_20_Text"><text:s text:c="4"/>"doc": {</text:p>
      <text:p text:style-name="Preformatted_20_Text"><text:s text:c="8"/>"ISBN": 9782369350804</text:p>
      <text:p text:style-name="Preformatted_20_Text"><text:s text:c="4"/>}</text:p>
      <text:p text:style-name="Preformatted_20_Text">}</text:p>
      <text:p text:style-name="Preformatted_20_Text"/>
      <text:list xml:id="list1358013231" text:style-name="L15">
        <text:list-item>
          <text:p text:style-name="P2">problème: l’ISBN est trop grand pour rentrer dans un integer normal. Il faut un type long</text:p>
        </text:list-item>
        <text:list-item>
          <text:p text:style-name="P2">Ajoutons un nouveau car sinon il faudrait réindexer</text:p>
        </text:list-item>
      </text:list>
      <text:p text:style-name="Preformatted_20_Text">PUT /mabibli/_mapping/livre </text:p>
      <text:p text:style-name="Preformatted_20_Text">{</text:p>
      <text:p text:style-name="Preformatted_20_Text"><text:s text:c="2"/>"properties": {</text:p>
      <text:p text:style-name="Preformatted_20_Text"><text:soft-page-break/><text:s text:c="4"/>"ISBN2": {</text:p>
      <text:p text:style-name="Preformatted_20_Text"><text:s text:c="6"/>"type": "long"</text:p>
      <text:p text:style-name="Preformatted_20_Text"><text:s text:c="4"/>}</text:p>
      <text:p text:style-name="Preformatted_20_Text"><text:s text:c="2"/>}</text:p>
      <text:p text:style-name="Preformatted_20_Text">}</text:p>
      <text:h text:style-name="Heading_20_2" text:outline-level="2"><text:bookmark-start text:name="exercice-ii.2.3"/>Exercice II.2.3)<text:bookmark-end text:name="exercice-ii.2.3"/></text:h>
      <text:list xml:id="list4240838928" text:style-name="L16">
        <text:list-item>
          <text:p text:style-name="P21">-d c’est –data</text:p>
        </text:list-item>
        <text:list-item>
          <text:p text:style-name="P21"><text:span text:style-name="Source_5f_Text">curl -X&lt;METHOD&gt; http://0.0.0.0:9200 -d '&lt;JSON&gt;'</text:span></text:p>
        </text:list-item>
      </text:list>
      <text:p text:style-name="P5"><text:span text:style-name="Source_5f_Text"/></text:p>
      <text:p text:style-name="P5"><text:span text:style-name="Source_5f_Text"/></text:p>
      <text:h text:style-name="Heading_20_2" text:outline-level="2"><text:bookmark-start text:name="exercice-iii.1"/>Exercice III.1)<text:bookmark-end text:name="exercice-iii.1"/></text:h>
      <text:list xml:id="list1063684391" text:style-name="L17">
        <text:list-item>
          <text:p text:style-name="P22">Cherchez le nombre d’avion <text:span text:style-name="T1">ES-Air</text:span> (champ <text:span text:style-name="T1">Carrier</text:span>) en tout</text:p>
        </text:list-item>
      </text:list>
      <text:p text:style-name="Preformatted_20_Text">GET /kibana_sample_data_flights/_doc/_search</text:p>
      <text:p text:style-name="Preformatted_20_Text">{</text:p>
      <text:p text:style-name="Preformatted_20_Text"><text:s text:c="2"/>"query" : {</text:p>
      <text:p text:style-name="Preformatted_20_Text"><text:s text:c="4"/>"term": {</text:p>
      <text:p text:style-name="Preformatted_20_Text"><text:s text:c="6"/>"Carrier": "ES-Air"</text:p>
      <text:p text:style-name="Preformatted_20_Text"><text:s text:c="4"/>}</text:p>
      <text:p text:style-name="Preformatted_20_Text"><text:s text:c="2"/>}</text:p>
      <text:p text:style-name="Preformatted_20_Text">}</text:p>
      <text:list xml:id="list2866692607" text:style-name="L18">
        <text:list-item>
          <text:p text:style-name="P3">Cherchez le nombre d’avion ou New apparaît dans l’aéroport de destination (champ Destfull) <text:span text:style-name="Source_5f_Text">json GET /kibana_sample_data_flights/_doc/_search { "query" : { <text:s text:c="2"/>"match": { <text:s text:c="4"/>"Destfull": "New" <text:s text:c="2"/>} } }</text:span>json</text:p>
        </text:list-item>
        <text:list-item>
          <text:p text:style-name="P3">Faire une recherche des avions où <text:span text:style-name="T1">New</text:span> apparaît dans le champ <text:span text:style-name="T1">Dest</text:span>. Que remarquez vous ?</text:p>
        </text:list-item>
      </text:list>
      <text:p text:style-name="Preformatted_20_Text">GET /kibana_sample_data_flights/_doc/_search</text:p>
      <text:p text:style-name="Preformatted_20_Text">{</text:p>
      <text:p text:style-name="Preformatted_20_Text"><text:s text:c="2"/>"query" : {</text:p>
      <text:p text:style-name="Preformatted_20_Text"><text:s text:c="4"/>"match": {</text:p>
      <text:p text:style-name="Preformatted_20_Text"><text:s text:c="6"/>"Dest": "New"</text:p>
      <text:p text:style-name="Preformatted_20_Text"><text:s text:c="4"/>}</text:p>
      <text:p text:style-name="Preformatted_20_Text"><text:s text:c="2"/>}</text:p>
      <text:p text:style-name="Preformatted_20_Text">}</text:p>
      <text:list xml:id="list3742758072" text:style-name="L19">
        <text:list-item>
          <text:p text:style-name="P4">Il n’y a pas de résultat car Dest est un champ keyword qui n’est pas indexé en mode fulltext</text:p>
        </text:list-item>
        <text:list-item>
          <text:p text:style-name="P4">Le champ .raw est une version non fulltext d’un champ “text” normalement indexé en fulltex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rrections des exercices</dc:title>
    <dc:date>2018-11-14T23:10:38.539381934</dc:date>
    <meta:editing-duration>PT2M37S</meta:editing-duration>
    <meta:editing-cycles>2</meta:editing-cycles>
    <meta:generator>LibreOffice/6.0.7.3.0$Linux_X86_64 LibreOffice_project/00m0$Build-3</meta:generator>
    <meta:document-statistic meta:table-count="0" meta:image-count="0" meta:object-count="0" meta:page-count="4" meta:paragraph-count="150" meta:word-count="605" meta:character-count="3869" meta:non-whitespace-character-count="3195"/>
  </office:meta>
</office:document-meta>
</file>